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ILLCA CAMALA JUAN WALT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06386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2765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ILLCA CAMALA, JUAN WALT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06386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12765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0638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600158</text:p>
          </table:table-cell>
          <table:table-cell table:style-name="Tabla2.D3" office:value-type="string">
            <text:p text:style-name="P23">2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2:50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